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ubuntu@ubuntu-Latitude-E5470:~$ touch Dockerfile</text:p>
      <text:p text:style-name="Standard">ubuntu@ubuntu-Latitude-E5470:~$ touch home.c</text:p>
      <text:p text:style-name="Standard"/>
      <text:p text:style-name="Standard"/>
      <text:p text:style-name="Standard">ubuntu@ubuntu-Latitude-E5470:~$ pwd</text:p>
      <text:p text:style-name="Standard">/home/ubuntu</text:p>
      <text:p text:style-name="Standard"/>
      <text:p text:style-name="Standard">ubuntu@ubuntu-Latitude-E5470:~$ cd <text:s/>/home</text:p>
      <text:p text:style-name="Standard">ubuntu@ubuntu-Latitude-E5470:/home$ pwd</text:p>
      <text:p text:style-name="Standard">/home</text:p>
      <text:p text:style-name="Standard"/>
      <text:p text:style-name="Standard"/>
      <text:p text:style-name="Standard">ubuntu@ubuntu-Latitude-E5470:/home$ pwd</text:p>
      <text:p text:style-name="Standard">/home</text:p>
      <text:p text:style-name="Standard"/>
      <text:p text:style-name="Standard">ubuntu@ubuntu-Latitude-E5470:/home$ ls</text:p>
      <text:p text:style-name="Standard">ubuntu</text:p>
      <text:p text:style-name="Standard">ubuntu@ubuntu-Latitude-E5470:/home$ cd /home/ubuntu/OSLAB</text:p>
      <text:p text:style-name="Standard">ubuntu@ubuntu-Latitude-E5470:~/OSLAB$ ls</text:p>
      <text:p text:style-name="Standard">Dockerfile <text:s/>home.c</text:p>
      <text:p text:style-name="Standard"/>
      <text:p text:style-name="Standard">ubuntu@ubuntu-Latitude-E5470:~/OSLAB$ gcc hello.c -o hello</text:p>
      <text:p text:style-name="Standard">ubuntu@ubuntu-Latitude-E5470:~/OSLAB$ ./hello</text:p>
      <text:p text:style-name="Standard">Hello, World!</text:p>
      <text:p text:style-name="Standard"/>
      <text:p text:style-name="Standard">ubuntu@ubuntu-Latitude-E5470:~/OSLAB$ sudo docker run oslab</text:p>
      <text:p text:style-name="Standard">Hello, World!</text:p>
      <text:p text:style-name="Standard">ubuntu@ubuntu-Latitude-E5470:~/OSLAB$ sudo docker images</text:p>
      <text:p text:style-name="Standard">REPOSITORY <text:s text:c="2"/>TAG <text:s text:c="6"/>IMAGE ID <text:s text:c="6"/>CREATED <text:s text:c="8"/>SIZE</text:p>
      <text:p text:style-name="Standard">oslab <text:s text:c="7"/>latest <text:s text:c="3"/>744b483f84a0 <text:s text:c="2"/>5 minutes ago <text:s text:c="2"/>77.9MB</text:p>
      <text:p text:style-name="Standard">mysql <text:s text:c="7"/>latest <text:s text:c="3"/>b2013ac99101 <text:s text:c="2"/>10 days ago <text:s text:c="4"/>577MB</text:p>
      <text:p text:style-name="Standard">ubuntu <text:s text:c="6"/>latest <text:s text:c="3"/>c6b84b685f35 <text:s text:c="2"/>6 weeks ago <text:s text:c="4"/>77.8MB</text:p>
      <text:p text:style-name="Standard">ubuntu@ubuntu-Latitude-E5470:~/OSLAB$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4:30:04.941459038</meta:creation-date>
    <dc:date>2023-10-04T16:46:44.667236743</dc:date>
    <meta:editing-duration>PT8M1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76" meta:character-count="946" meta:non-whitespace-character-count="825"/>
  </office:meta>
</office:document-meta>
</file>